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Frame_20_contents">
      <style:paragraph-properties fo:text-align="center" style:justify-single-word="false"/>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6" style:family="paragraph" style:parent-style-name="Standard">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font-size="14pt" fo:language="en" fo:country="GB" style:font-size-asian="14pt" style:font-size-complex="14pt"/>
    </style:style>
    <style:style style:name="P8" style:family="paragraph" style:parent-style-name="Standard">
      <style:paragraph-properties style:text-autospace="none"/>
      <style:text-properties fo:color="#000000" style:font-name="Georgia" fo:language="en" fo:country="GB"/>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style:text-autospace="none"/>
    </style:style>
    <style:style style:name="P11"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2"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3"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4"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Georgia" fo:font-size="14pt" fo:language="en" fo:country="GB" style:font-size-asian="14pt" style:font-size-complex="14pt"/>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4"/>
      <text:p text:style-name="P4"/>
      <text:p text:style-name="P4"/>
      <text:p text:style-name="P4"/>
      <text:p text:style-name="P4"/>
      <text:p text:style-name="P4"/>
      <text:p text:style-name="P4"/>
      <text:p text:style-name="P4"/>
      <text:p text:style-name="P4"/>
      <text:p text:style-name="Title">VST Plugin Screenshot Tool</text:p>
      <text:p text:style-name="Subtitle">Version 1.0.0</text:p>
      <text:list xml:id="list30632911" text:style-name="Outline">
        <text:list-item>
          <text:list>
            <text:list-item>
              <text:h text:style-name="P14" text:outline-level="2">Welcome</text:h>
            </text:list-item>
          </text:list>
        </text:list-item>
      </text:list>
      <text:p text:style-name="Text_20_body">Thank you for downloading this fine plug-in. <text:span text:style-name="T2">VST Plugin Screenshot Tool</text:span> is a standalone tool for creating screenshots of your VST plugins easily.</text:p>
      <text:p text:style-name="Text_20_body"/>
      <text:p text:style-name="P9"><text:span text:style-name="T4">In order to get the most out of the </text:span><text:span text:style-name="T5">VST Plugin Screenshot Tool</text:span><text:span text:style-name="T4">, please spend a few moments reading this brief manual.</text:span></text:p>
      <text:p text:style-name="P7"/>
      <text:p text:style-name="P7"/>
      <text:p text:style-name="P7"/>
      <text:p text:style-name="P7"/>
      <text:p text:style-name="P7"/>
      <text:p text:style-name="P7"/>
      <text:p text:style-name="P5"/>
      <text:list xml:id="list31148462" text:continue-numbering="true" text:style-name="Outline">
        <text:list-item>
          <text:list>
            <text:list-item>
              <text:h text:style-name="Heading_20_2" text:outline-level="2">License</text:h>
            </text:list-item>
          </text:list>
        </text:list-item>
      </text:list>
      <text:p text:style-name="P9"><text:span text:style-name="T7">The pre-compiled </text:span><text:span text:style-name="T5">VST Plugin Screenshot Tool</text:span><text:span text:style-name="T4"> has a very simple license:</text:span></text:p>
      <text:p text:style-name="P7"/>
      <text:list xml:id="list30626782" text:style-name="WW8Num1">
        <text:list-item>
          <text:p text:style-name="P12"><text:span text:style-name="T5">VST Plugin Screenshot Tool</text:span><text:span text:style-name="T4"> is freeware. This means that you are free to distribute it, give it to friends, or otherwise share it around. However, only the entire unaltered archive, including this document, may be re-distributed.</text:span></text:p>
        </text:list-item>
        <text:list-item>
          <text:p text:style-name="P12"><text:span text:style-name="T4">Copyright of the code and the finished plug-in remain the property of the </text:span><text:span text:style-name="T6">Delphi ASIO &amp; VST Project</text:span><text:span text:style-name="T4"> and namely </text:span><text:span text:style-name="T6">Christian-W. Budde</text:span><text:span text:style-name="T4">.</text:span></text:p>
        </text:list-item>
        <text:list-item>
          <text:p text:style-name="P12"><text:span text:style-name="T4">This plug-in is provided at no cost; therefore the author </text:span><text:span text:style-name="T6">Christian-W. Budde </text:span><text:span text:style-name="T4">assume no responsibility for any negative effects that may occur to the end user or the equipment used to run the plug-in.</text:span></text:p>
        </text:list-item>
        <text:list-item>
          <text:p text:style-name="P12"><text:span text:style-name="T4">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3">e-mail</text:span></text:span></text:a><text:span text:style-name="T4">. A few copies of the publication are always appreciated, but not expected.</text:span></text:p>
        </text:list-item>
      </text:list>
      <text:list xml:id="list31151784" text:continue-list="list31148462" text:style-name="Outline">
        <text:list-item>
          <text:list>
            <text:list-item>
              <text:h text:style-name="P14" text:outline-level="2">Usage</text:h>
            </text:list-item>
          </text:list>
        </text:list-item>
      </text:list>
      <text:p text:style-name="Text_20_body">The <text:span text:style-name="T2">VST Plugin Screenshot Tool</text:span><text:span text:style-name="T9"> is a command line tool that accepts with only one parameter</text:span>. Simply pass the name of the DLL you'd like to grab a screenshot from. If you don't provide a filename the entire directory is scanned for all valid VST plugins files. </text:p>
      <text:p text:style-name="Text_20_body">In case a separate preset exists with the following name VstFileName.dll.fxp it will be loaded automatically prior to the screenshot. This way you can easily render a different setup showing a specified situation.</text:p>
      <text:p text:style-name="Text_20_body">Alternatively a second parameter can be passed with the FXP file to be rendered. This way the screenshot capturing can be automated, which might be useful if you are maintaining more than one project.</text:p>
      <text:list xml:id="list31132433" text:continue-numbering="true" text:style-name="Outline">
        <text:list-item>
          <text:list>
            <text:list-item>
              <text:h text:style-name="P14" text:outline-level="2">Feedback / Bug Reports</text:h>
            </text:list-item>
          </text:list>
        </text:list-item>
      </text:list>
      <text:p text:style-name="P7">I am always eager to hear feedback or have bugs reported. The easiest</text:p>
      <text:p text:style-name="Text_20_body"><text:span text:style-name="T4">way is to send me a mail to: <text:s/></text:span><text:a xlink:type="simple" xlink:href="mailto:Christian@aixcoustic.com?subject=VST Plugin Screenshot Tool">Christian@aixcoustic.com</text:a></text:p>
      <text:p text:style-name="P7"/>
      <text:p text:style-name="P7">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7"/>
      <text:p text:style-name="P5"/>
      <text:list xml:id="list31137381" text:continue-numbering="true" text:style-name="Outline">
        <text:list-item>
          <text:list>
            <text:list-item>
              <text:h text:style-name="Heading_20_2" text:outline-level="2">Version History</text:h>
            </text:list-item>
          </text:list>
        </text:list-item>
      </text:list>
      <text:list xml:id="list30637002" text:style-name="WW8Num2">
        <text:list-item>
          <text:list>
            <text:list-item>
              <text:p text:style-name="P13">First release!</text:p>
            </text:list-item>
          </text:list>
        </text:list-item>
      </text:list>
      <text:p text:style-name="P7"/>
      <text:p text:style-name="P7"/>
      <text:p text:style-name="P7"/>
      <text:p text:style-name="P7"/>
      <text:p text:style-name="P7"/>
      <text:list xml:id="list31148949" text:continue-list="list31137381" text:style-name="Outline">
        <text:list-item>
          <text:list>
            <text:list-item>
              <text:h text:style-name="Heading_20_2" text:outline-level="2">Credits</text:h>
            </text:list-item>
          </text:list>
        </text:list-item>
      </text:list>
      <text:p text:style-name="P3"/>
      <text:p text:style-name="P10"><text:span text:style-name="T8">• <text:s/></text:span><text:span text:style-name="T4">Programming: Christian W. Budde</text:span></text:p>
      <text:p text:style-name="P10"><text:span text:style-name="T8">• <text:s/></text:span><text:span text:style-name="T4">Documentation based on a template by Greg Pettit</text:span></text:p>
      <text:p text:style-name="P8"/>
      <text:p text:style-name="P8">ASIO name and technology © Steinberg GmbH</text:p>
      <text:p text:style-name="P8">The ASIO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Plugin Screenshot Tool Manual</dc:title>
    <meta:initial-creator>Christian</meta:initial-creator>
    <meta:creation-date>2005-12-27T21:36:00</meta:creation-date>
    <dc:creator>Christian Budde</dc:creator>
    <dc:date>2009-04-24T11:03:43.19</dc:date>
    <meta:print-date>2005-12-27T23:13:00</meta:print-date>
    <meta:editing-cycles>45</meta:editing-cycles>
    <meta:generator>OpenOffice.org/3.0$Win32 OpenOffice.org_project/300m15$Build-9379</meta:generator>
    <meta:editing-duration>PT05H46M05S</meta:editing-duration>
    <dc:subject>VST Plugin Screenshot Tool</dc:subject>
    <dc:description>The VST Plugin Screenshot Tool is a command line tool that accepts with only one parameter. Simply pass the name of the DLL you'd like to grab a screenshot from. If you don't provide a filename the entire directory is scanned for all valid VST plugins files. </dc:description>
    <meta:keyword>VST Plugin Screenshot Tool Preset</meta:keyword>
    <meta:document-statistic meta:table-count="0" meta:image-count="0" meta:object-count="0" meta:page-count="4" meta:paragraph-count="27" meta:word-count="405" meta:character-count="2399"/>
    <meta:user-defined meta:name="Info 1"/>
    <meta:user-defined meta:name="Info 2"/>
    <meta:user-defined meta:name="Info 3"/>
    <meta:user-defined meta:name="Info 4"/>
  </office:meta>
</office:document-meta>
</file>